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6666ff"/>
    </style:style>
    <style:style style:name="P3" style:family="paragraph">
      <style:text-properties fo:color="#6666ff"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7.4cm" svg:height="3cm" svg:x="5.6cm" svg:y="3.6cm">
          <text:p text:style-name="P1">cloth</text:p>
        </draw:rect>
        <draw:rect draw:style-name="gr1" draw:text-style-name="P1" draw:layer="layout" svg:width="7cm" svg:height="3.2cm" svg:x="14.8cm" svg:y="3.6cm">
          <text:p text:style-name="P1">Water proofing agent</text:p>
        </draw:rect>
        <draw:rect draw:style-name="gr1" draw:text-style-name="P1" draw:layer="layout" svg:width="13.4cm" svg:height="4.8cm" svg:x="6.8cm" svg:y="10.6cm">
          <text:p text:style-name="P1">Waterproof Shirt</text:p>
        </draw:rect>
        <draw:line draw:style-name="gr2" draw:text-style-name="P1" draw:layer="layout" svg:x1="9.6cm" svg:y1="6.6cm" svg:x2="13.4cm" svg:y2="10.6cm">
          <text:p/>
        </draw:line>
        <draw:line draw:style-name="gr2" draw:text-style-name="P1" draw:layer="layout" svg:x1="18.8cm" svg:y1="6.8cm" svg:x2="14.2cm" svg:y2="10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1" draw:text-style-name="P1" draw:layer="layout" svg:width="9.8cm" svg:height="3.2cm" svg:x="2.8cm" svg:y="1.2cm">
          <text:p text:style-name="P1">fiber</text:p>
        </draw:rect>
        <draw:rect draw:style-name="gr1" draw:text-style-name="P1" draw:layer="layout" svg:width="9.8cm" svg:height="3.2cm" svg:x="4.2cm" svg:y="6.8cm">
          <text:p text:style-name="P1">cloth</text:p>
        </draw:rect>
        <draw:rect draw:style-name="gr1" draw:text-style-name="P1" draw:layer="layout" svg:width="9.8cm" svg:height="3.2cm" svg:x="7.2cm" svg:y="12.8cm">
          <text:p text:style-name="P1">shirt</text:p>
        </draw:rect>
        <draw:line draw:style-name="gr2" draw:text-style-name="P1" draw:layer="layout" svg:x1="8cm" svg:y1="4.4cm" svg:x2="8.8cm" svg:y2="6.8cm">
          <text:p/>
        </draw:line>
        <draw:line draw:style-name="gr2" draw:text-style-name="P1" draw:layer="layout" svg:x1="9.8cm" svg:y1="10cm" svg:x2="11.6cm" svg:y2="12.8cm">
          <text:p/>
        </draw:line>
        <draw:frame draw:style-name="gr4" draw:text-style-name="P3" draw:layer="layout" svg:width="9.6cm" svg:height="4.035cm" svg:x="15.6cm" svg:y="2cm">
          <draw:text-box>
            <text:p text:style-name="P2"><text:span text:style-name="T1">Multi level Inherit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N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yank Johri</meta:initial-creator>
    <meta:creation-date>2017-08-03T19:36:08</meta:creation-date>
    <meta:editing-duration>PT6M45S</meta:editing-duration>
    <meta:editing-cycles>3</meta:editing-cycles>
    <dc:date>2017-08-03T19:55:12</dc:date>
    <dc:creator>Mayank Johri</dc:creator>
    <meta:generator>OpenOffice/4.1.3$Unix OpenOffice.org_project/413m1$Build-9783</meta:generator>
    <meta:document-statistic meta:object-count="36"/>
  </office:meta>
</office:document-meta>
</file>